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1062b" officeooo:paragraph-rsid="000106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officeooo:rsid="0001062b" officeooo:paragraph-rsid="0001062b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062b" officeooo:paragraph-rsid="0001062b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062b" officeooo:paragraph-rsid="0001062b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1062b" officeooo:paragraph-rsid="0001062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1</text:p>
      <text:p text:style-name="P1"/>
      <text:p text:style-name="P1">Задания:</text:p>
      <text:p text:style-name="P3">1. Даны целые положительные числа A и B (A &lt; B). Вывести все целые числа от A до B включительно; при этом каждое число должно выводиться столько раз, каково его значение (например, число 3 выводится 3 раза).</text:p>
      <text:p text:style-name="P4">2. Даны положительные числа A и B (A &gt; B). На отрезке длины A размещено максимально возможное количество отрезков длины B (без наложений). Не используя операции умножения и деления, найти длину незанятой части отрезка A.</text:p>
      <text:p text:style-name="P4">3. Дано целое число N (&gt; 1). Вывести наименьшее из целых чисел K, для которых сумма 1 + 2 + . . . + K будет больше или равна N, и саму эту сумму.</text:p>
      <text:p text:style-name="P4">4. Начальный вклад в банке равен 1000 руб. Через каждый месяц размер вклада увеличивается на P процентов от имеющейся суммы (P — вещественное число, 0 &lt; P &lt; 25). По данному P определить, через сколько месяцев размер вклада превысит 1100 руб., и вывести найденное количество месяцев K (целое число) и итоговый размер вклада S (вещественное число).</text:p>
      <text:p text:style-name="P4">5. Даны целые положительные числа A и B. Найти их наибольший общий делитель (НОД), используя алгоритм Евклида</text:p>
      <text:p text:style-name="P4">6. Дано целое число N (&gt; 1), являющееся числом Фибоначчи: N = FK. Найти целое число K — порядковый номер числа Фибоначчи N.</text:p>
      <text:p text:style-name="P6">№1</text:p>
      <text:p text:style-name="P5">#include &lt;iostream&gt;</text:p>
      <text:p text:style-name="P5"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A,B ;</text:p>
      <text:p text:style-name="P5"><text:tab/></text:p>
      <text:p text:style-name="P5"><text:soft-page-break/><text:tab/>setlocale(LC_ALL, "Russian");</text:p>
      <text:p text:style-name="P5"/>
      <text:p text:style-name="P5"><text:tab/>cout &lt;&lt; "Введите целые числа А и В: ";</text:p>
      <text:p text:style-name="P5"><text:tab/>cin &gt;&gt;A&gt;&gt;B ;</text:p>
      <text:p text:style-name="P5"><text:tab/>for (int i = A; i &lt;= B; i++) {</text:p>
      <text:p text:style-name="P5"><text:tab/><text:tab/>for (int k = 1; k &lt;= i; k++)</text:p>
      <text:p text:style-name="P5"><text:tab/><text:tab/><text:tab/>cout &lt;&lt; i;</text:p>
      <text:p text:style-name="P5"><text:tab/><text:tab/>cout &lt;&lt; '\n';</text:p>
      <text:p text:style-name="P5"><text:tab/>}</text:p>
      <text:p text:style-name="P5"/>
      <text:p text:style-name="P5"><text:tab/></text:p>
      <text:p text:style-name="P5"><text:tab/>return 0;</text:p>
      <text:p text:style-name="P5">}</text:p>
      <text:p text:style-name="P6">№2</text:p>
      <text:p text:style-name="P5">#include &lt;iostream&gt;</text:p>
      <text:p text:style-name="P5"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A, B,k=0;</text:p>
      <text:p text:style-name="P5"/>
      <text:p text:style-name="P5"><text:tab/>setlocale(LC_ALL, "Russian");</text:p>
      <text:p text:style-name="P5"/>
      <text:p text:style-name="P5"><text:tab/>cout &lt;&lt; "Введите целые числа А и В: ";</text:p>
      <text:p text:style-name="P5"><text:tab/>cin &gt;&gt; A &gt;&gt; B;</text:p>
      <text:p text:style-name="P5"><text:soft-page-break/><text:tab/>for (int i = B; i &lt;= A; i+=B) </text:p>
      <text:p text:style-name="P5"><text:tab/><text:tab/>k++;</text:p>
      <text:p text:style-name="P5"><text:tab/>cout &lt;&lt; A - k * B;</text:p>
      <text:p text:style-name="P5"><text:tab/><text:tab/></text:p>
      <text:p text:style-name="P5"/>
      <text:p text:style-name="P5"/>
      <text:p text:style-name="P5"><text:tab/>return 0;</text:p>
      <text:p text:style-name="P5">}</text:p>
      <text:p text:style-name="P6">№3</text:p>
      <text:p text:style-name="P5">#include &lt;iostream&gt;</text:p>
      <text:p text:style-name="P5"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N, k = 0,s=0;</text:p>
      <text:p text:style-name="P5"/>
      <text:p text:style-name="P5"><text:tab/>setlocale(LC_ALL, "Russian");</text:p>
      <text:p text:style-name="P5"/>
      <text:p text:style-name="P5"><text:tab/>cout &lt;&lt; "Введите целое число N: ";</text:p>
      <text:p text:style-name="P5"><text:tab/>cin &gt;&gt;N;</text:p>
      <text:p text:style-name="P5"/>
      <text:p text:style-name="P5"><text:tab/>while (s &lt; N) {</text:p>
      <text:p text:style-name="P5"><text:tab/><text:tab/>k++;</text:p>
      <text:p text:style-name="P5"><text:tab/><text:tab/>s += k;</text:p>
      <text:p text:style-name="P5"><text:s/>}</text:p>
      <text:p text:style-name="P5"><text:soft-page-break/><text:tab/>cout &lt;&lt; k &lt;&lt; ' ' &lt;&lt; s;</text:p>
      <text:p text:style-name="P5"/>
      <text:p text:style-name="P5"><text:tab/>return 0;</text:p>
      <text:p text:style-name="P5">}</text:p>
      <text:p text:style-name="P6">№4</text:p>
      <text:p text:style-name="P5">#include &lt;iostream&gt;</text:p>
      <text:p text:style-name="P5"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P, k = 0;</text:p>
      <text:p text:style-name="P5"><text:tab/>float s = 1000;</text:p>
      <text:p text:style-name="P5"><text:tab/>setlocale(LC_ALL, "Russian");</text:p>
      <text:p text:style-name="P5"/>
      <text:p text:style-name="P5"><text:tab/>cout &lt;&lt; "Введите процент: ";</text:p>
      <text:p text:style-name="P5"><text:tab/>cin &gt;&gt; P;</text:p>
      <text:p text:style-name="P5"/>
      <text:p text:style-name="P5"><text:tab/>while (s &lt;= 1100) {</text:p>
      <text:p text:style-name="P5"><text:tab/><text:tab/>k++;</text:p>
      <text:p text:style-name="P5"><text:tab/><text:tab/>s=s/100*P+s;</text:p>
      <text:p text:style-name="P5"><text:tab/>}</text:p>
      <text:p text:style-name="P5"><text:tab/>cout &lt;&lt; k &lt;&lt; ' ' &lt;&lt; s;</text:p>
      <text:p text:style-name="P5"/>
      <text:p text:style-name="P5"><text:tab/>return 0;</text:p>
      <text:p text:style-name="P5">}</text:p>
      <text:p text:style-name="P6"><text:soft-page-break/>№5</text:p>
      <text:p text:style-name="P5">#include &lt;iostream&gt;</text:p>
      <text:p text:style-name="P5"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A,B;</text:p>
      <text:p text:style-name="P5"><text:tab/></text:p>
      <text:p text:style-name="P5"><text:tab/>setlocale(LC_ALL, "Russian");</text:p>
      <text:p text:style-name="P5"/>
      <text:p text:style-name="P5"><text:tab/>cout &lt;&lt; "Введите два числа: ";</text:p>
      <text:p text:style-name="P5"><text:tab/>cin &gt;&gt; A&gt;&gt;B;</text:p>
      <text:p text:style-name="P5"/>
      <text:p text:style-name="P5"><text:tab/>while (A!=B) {</text:p>
      <text:p text:style-name="P5"><text:tab/><text:tab/>if (A &gt; B)</text:p>
      <text:p text:style-name="P5"><text:tab/><text:tab/><text:tab/>A -= B;</text:p>
      <text:p text:style-name="P5"><text:tab/><text:tab/>else</text:p>
      <text:p text:style-name="P5"><text:tab/><text:tab/><text:tab/>B -= A;</text:p>
      <text:p text:style-name="P5"><text:tab/>}</text:p>
      <text:p text:style-name="P5"><text:tab/>cout &lt;&lt; A;</text:p>
      <text:p text:style-name="P5"/>
      <text:p text:style-name="P5"><text:tab/>return 0;</text:p>
      <text:p text:style-name="P5">}</text:p>
      <text:p text:style-name="P6">№6</text:p>
      <text:p text:style-name="P5">#include &lt;iostream&gt;</text:p>
      <text:p text:style-name="P5"><text:soft-page-break/>#include &lt;locale.h&gt;</text:p>
      <text:p text:style-name="P5">using namespace std;</text:p>
      <text:p text:style-name="P5"/>
      <text:p text:style-name="P5"/>
      <text:p text:style-name="P5">int main() {</text:p>
      <text:p text:style-name="P5"><text:tab/>int N,F=0,k=2,A=1,B=1;</text:p>
      <text:p text:style-name="P5"/>
      <text:p text:style-name="P5"><text:tab/>setlocale(LC_ALL, "Russian");</text:p>
      <text:p text:style-name="P5"/>
      <text:p text:style-name="P5"><text:tab/>cout &lt;&lt; "Введите число: ";</text:p>
      <text:p text:style-name="P5"><text:tab/>cin &gt;&gt; N;</text:p>
      <text:p text:style-name="P5"/>
      <text:p text:style-name="P5"><text:tab/>while (F&lt;N) {</text:p>
      <text:p text:style-name="P5"><text:tab/><text:tab/>F = A + B;</text:p>
      <text:p text:style-name="P5"><text:tab/><text:tab/>B = F;</text:p>
      <text:p text:style-name="P5"><text:tab/><text:tab/>A = B;</text:p>
      <text:p text:style-name="P5"><text:tab/><text:tab/>k++;</text:p>
      <text:p text:style-name="P5"><text:tab/>}</text:p>
      <text:p text:style-name="P5"><text:tab/>cout &lt;&lt; "порядковый номер числа Фибоначчи N: "&lt;&lt;k;</text:p>
      <text:p text:style-name="P5"/>
      <text:p text:style-name="P5"><text:tab/>return 0;</text:p>
      <text:p text:style-name="P5">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18:07.647000000</dc:date>
    <meta:editing-duration>PT2M44S</meta:editing-duration>
    <meta:editing-cycles>1</meta:editing-cycles>
    <meta:document-statistic meta:table-count="0" meta:image-count="0" meta:object-count="0" meta:page-count="6" meta:paragraph-count="111" meta:word-count="503" meta:character-count="2673" meta:non-whitespace-character-count="2187"/>
  </office:meta>
</office:document-meta>
</file>